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7"/>
    <style:style style:name="ce3" style:family="table-cell" style:parent-style-name="Default" style:data-style-name="N37"/>
    <style:style style:name="ce4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Iadj</text:p>
          </table:table-cell>
          <table:table-cell table:number-columns-repeated="2"/>
          <table:table-cell table:style-name="ce3" office:value-type="date" office:date-value="2010-01-08">
            <text:p>01/08/10</text:p>
          </table:table-cell>
          <table:table-cell office:value-type="string">
            <text:p>LM1117 ADJ divider</text:p>
          </table:table-cell>
        </table:table-row>
        <table:table-row table:style-name="ro1">
          <table:table-cell/>
          <table:table-cell table:style-name="ce1" office:value-type="float" office:value="0.00012">
            <text:p>1.20E-00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ref</text:p>
          </table:table-cell>
          <table:table-cell office:value-type="string">
            <text:p>R1(ohms)</text:p>
          </table:table-cell>
          <table:table-cell office:value-type="string">
            <text:p>R2(ohms)</text:p>
          </table:table-cell>
          <table:table-cell office:value-type="string">
            <text:p>Vo</text:p>
          </table:table-cell>
          <table:table-cell table:number-columns-repeated="2"/>
        </table:table-row>
        <table:table-row table:style-name="ro1">
          <table:table-cell office:value-type="float" office:value="1.225">
            <text:p>1.23</text:p>
          </table:table-cell>
          <table:table-cell office:value-type="float" office:value="392">
            <text:p>392</text:p>
          </table:table-cell>
          <table:table-cell office:value-type="float" office:value="232">
            <text:p>232</text:p>
          </table:table-cell>
          <table:table-cell table:style-name="ce2" table:formula="oooc:=([.A5]*([.B5]+[.C5])/[.C5])-[.B$2]*[.B5]" office:value-type="float" office:value="3.2477875862069">
            <text:p>3.248</text:p>
          </table:table-cell>
          <table:table-cell/>
          <table:table-cell table:style-name="ce4" table:formula="oooc:=([.D5]-3.3)/3.3" office:value-type="percentage" office:value="-0.0158219435736675">
            <text:p>-1.58%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ooc:=[.B5]" office:value-type="float" office:value="392">
            <text:p>392</text:p>
          </table:table-cell>
          <table:table-cell office:value-type="float" office:value="226">
            <text:p>226</text:p>
          </table:table-cell>
          <table:table-cell table:style-name="ce2" table:formula="oooc:=([.A6]*([.B6]+[.C6])/[.C6])-[.B$2]*[.B6]" office:value-type="float" office:value="3.37110159292035">
            <text:p>3.371</text:p>
          </table:table-cell>
          <table:table-cell/>
          <table:table-cell table:style-name="ce4" table:formula="oooc:=([.D6]-3.3)/3.3" office:value-type="percentage" office:value="0.0215459372485922">
            <text:p>2.15%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table:formula="oooc:=[.B6]" office:value-type="float" office:value="392">
            <text:p>392</text:p>
          </table:table-cell>
          <table:table-cell table:formula="oooc:=[.C6]" office:value-type="float" office:value="226">
            <text:p>226</text:p>
          </table:table-cell>
          <table:table-cell table:style-name="ce2" table:formula="oooc:=([.A7]*([.B7]+[.C7])/[.C7])-[.B$2]*[.B7]" office:value-type="float" office:value="3.42579185840708">
            <text:p>3.426</text:p>
          </table:table-cell>
          <table:table-cell/>
          <table:table-cell table:style-name="ce4" table:formula="oooc:=([.D7]-3.3)/3.3" office:value-type="percentage" office:value="0.0381187449718424">
            <text:p>3.81%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Rparallel(K)</text:p>
          </table:table-cell>
          <table:table-cell office:value-type="string">
            <text:p>(Parallel R2 with another resistor for trimming voltag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ref</text:p>
          </table:table-cell>
          <table:table-cell office:value-type="string">
            <text:p>R1(ohms)</text:p>
          </table:table-cell>
          <table:table-cell office:value-type="string">
            <text:p>R2equiv</text:p>
          </table:table-cell>
          <table:table-cell office:value-type="string">
            <text:p>Vo</text:p>
          </table:table-cell>
          <table:table-cell office:value-type="string">
            <text:p>R2</text:p>
          </table:table-cell>
          <table:table-cell/>
        </table:table-row>
        <table:table-row table:style-name="ro1">
          <table:table-cell office:value-type="float" office:value="1.225">
            <text:p>1.23</text:p>
          </table:table-cell>
          <table:table-cell office:value-type="float" office:value="392">
            <text:p>392</text:p>
          </table:table-cell>
          <table:table-cell table:formula="oooc:=([.B$13]*1000*[.E16])/([.E16]+[.B$13]*1000)" office:value-type="float" office:value="231.513138614829">
            <text:p>231.51</text:p>
          </table:table-cell>
          <table:table-cell table:style-name="ce2" table:formula="oooc:=([.A16]*([.B16]+[.C16])/[.C16])-[.B$2]*[.B16]" office:value-type="float" office:value="3.25214033755274">
            <text:p>3.252</text:p>
          </table:table-cell>
          <table:table-cell office:value-type="float" office:value="237">
            <text:p>237</text:p>
          </table:table-cell>
          <table:table-cell table:style-name="ce4" table:formula="oooc:=([.D16]-3.3)/3.3" office:value-type="percentage" office:value="-0.0145029280143203">
            <text:p>-1.45%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ooc:=[.B16]" office:value-type="float" office:value="392">
            <text:p>392</text:p>
          </table:table-cell>
          <table:table-cell table:formula="oooc:=[.C16]" office:value-type="float" office:value="231.513138614829">
            <text:p>231.51</text:p>
          </table:table-cell>
          <table:table-cell table:style-name="ce2" table:formula="oooc:=([.A17]*([.B17]+[.C17])/[.C17])-[.B$2]*[.B17]" office:value-type="float" office:value="3.31947054852321">
            <text:p>3.319</text:p>
          </table:table-cell>
          <table:table-cell/>
          <table:table-cell table:style-name="ce4" table:formula="oooc:=([.D17]-3.3)/3.3" office:value-type="percentage" office:value="0.00590016621915362">
            <text:p>0.59%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table:formula="oooc:=[.B17]" office:value-type="float" office:value="392">
            <text:p>392</text:p>
          </table:table-cell>
          <table:table-cell table:formula="oooc:=[.C17]" office:value-type="float" office:value="231.513138614829">
            <text:p>231.51</text:p>
          </table:table-cell>
          <table:table-cell table:style-name="ce2" table:formula="oooc:=([.A18]*([.B18]+[.C18])/[.C18])-[.B$2]*[.B18]" office:value-type="float" office:value="3.37333471729958">
            <text:p>3.373</text:p>
          </table:table-cell>
          <table:table-cell/>
          <table:table-cell table:style-name="ce4" table:formula="oooc:=([.D18]-3.3)/3.3" office:value-type="percentage" office:value="0.0222226416059329">
            <text:p>2.22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8">01/08/2011</text:date>, <text:time>22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Donald Haselwood</meta:initial-creator>
    <meta:creation-date>2011-01-08T21:10:28</meta:creation-date>
    <dc:creator>Donald Haselwood</dc:creator>
    <dc:date>2011-01-08T21:49:22</dc:date>
    <meta:editing-cycles>1</meta:editing-cycles>
    <meta:editing-duration>PT8M1S</meta:editing-duration>
    <meta:user-defined meta:name="Info 1"/>
    <meta:user-defined meta:name="Info 2"/>
    <meta:user-defined meta:name="Info 3"/>
    <meta:user-defined meta:name="Info 4"/>
    <meta:document-statistic meta:table-count="3" meta:cell-count="47"/>
  </office:meta>
</office:document-meta>
</file>